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text-properties fo:font-size="14pt" fo:font-weight="normal" style:font-size-asian="14pt" style:font-weight-asian="normal" style:font-size-complex="14pt" style:font-weight-complex="normal"/>
    </style:style>
    <style:style style:name="P12" style:family="paragraph" style:parent-style-name="Standard" style:list-style-name="L7">
      <style:text-properties fo:font-size="14pt" fo:font-weight="normal" style:font-size-asian="14pt" style:font-weight-asian="normal" style:font-size-complex="14pt" style:font-weight-complex="normal"/>
    </style:style>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text-properties fo:font-size="12pt" fo:font-weight="normal" style:font-size-asian="12pt" style:font-weight-asian="normal" style:font-size-complex="12pt" style:font-weight-complex="normal"/>
    </style:style>
    <style:style style:name="P16" style:family="paragraph" style:parent-style-name="Standard" style:list-style-name="L5">
      <style:text-properties fo:font-size="12pt" fo:font-weight="normal" style:font-size-asian="12pt" style:font-weight-asian="normal" style:font-size-complex="12pt" style:font-weight-complex="normal"/>
    </style:style>
    <style:style style:name="P17" style:family="paragraph" style:parent-style-name="Standard" style:list-style-name="L6">
      <style:text-properties fo:font-size="12pt" fo:font-weight="normal" style:font-size-asian="12pt" style:font-weight-asian="normal" style:font-size-complex="12pt" style:font-weight-complex="normal"/>
    </style:style>
    <style:style style:name="P18" style:family="paragraph" style:parent-style-name="Standard" style:list-style-name="L8">
      <style:text-properties fo:font-size="12pt" fo:font-weight="normal" style:font-size-asian="12pt" style:font-weight-asian="normal" style:font-size-complex="12pt" style:font-weight-complex="normal"/>
    </style:style>
    <style:style style:name="P19" style:family="paragraph" style:parent-style-name="Standard" style:list-style-name="L9">
      <style:text-properties fo:font-size="12pt" fo:font-weight="normal" style:font-size-asian="12pt" style:font-weight-asian="normal" style:font-size-complex="12pt" style:font-weight-complex="normal"/>
    </style:style>
    <style:style style:name="P20" style:family="paragraph" style:parent-style-name="Standard" style:list-style-name="L10">
      <style:text-properties fo:font-size="12pt" fo:font-weight="normal" style:font-size-asian="12pt" style:font-weight-asian="normal" style:font-size-complex="12pt" style:font-weight-complex="normal"/>
    </style:style>
    <style:style style:name="P21" style:family="paragraph" style:parent-style-name="Standard" style:list-style-name="L11">
      <style:text-properties fo:font-size="12pt" fo:font-weight="normal" style:font-size-asian="12pt" style:font-weight-asian="normal" style:font-size-complex="12pt" style:font-weight-complex="normal"/>
    </style:style>
    <style:style style:name="P22" style:family="paragraph" style:parent-style-name="Standard" style:list-style-name="L1">
      <style:paragraph-properties fo:margin-top="0in" fo:margin-bottom="0.05in">
        <style:tab-stops>
          <style:tab-stop style:position="1.7811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5 <text:span text:style-name="T1">-- 10 day duration (Ends 12th of May, 2017) 60 hours of work.</text:span></text:p>
      <text:p text:style-name="P2"/>
      <text:p text:style-name="P3">Product Backlog Tasks</text:p>
      <text:list xml:id="list7749761210927530630" text:style-name="L1">
        <text:list-item>
          <text:p text:style-name="P22">There are a large number of resource types that players can engage with, all of which have a unique place in the game's economy and all of which have an important part to play.</text:p>
        </text:list-item>
        <text:list-item>
          <text:p text:style-name="P22">Maps have features or terrain that permit the construction of some societies but not others.</text:p>
        </text:list-item>
        <text:list-item>
          <text:p text:style-name="P22">As a player of any skill level, I can make interesting choices in how I develop my region.</text:p>
        </text:list-item>
      </text:list>
      <text:p text:style-name="P2"/>
      <text:p text:style-name="P3">Basic Design</text:p>
      <text:p text:style-name="P3"/>
      <text:p text:style-name="P5">Story</text:p>
      <text:p text:style-name="P6">The story of the game remains largely the same from the previous four sprints. No more elaboration has been given to it because it's not a priority.</text:p>
      <text:p text:style-name="P6"/>
      <text:p text:style-name="P6">Mechanics</text:p>
      <text:p text:style-name="P6">In addition to the mechanics developed in sprint 4, players will now have additional societies and more complex chains of ascent and descent. Societies and resources will be divided into four tiers of production: raw materials, light industrial products, heavy industrial products, and knowledge products. Each of these resources has one and only one society capable of producing them, and each tier requires more complex societies in order to produce. Societies of a higher tier require productions from the lower tier, while societies of a lower tier benefit from some of the products of the higher tier. Certain societies have certain terrain requirements, especially the societies that produce raw materials, so that not every society can be placed on every node.</text:p>
      <text:p text:style-name="P6"/>
      <text:p text:style-name="P6">Aesthetics</text:p>
      <text:p text:style-name="P6">This remains a question beyond the scope of my abilities. I'm going to maintain the simple geometric shapes and monotone colors that I've been using up to this point.</text:p>
      <text:p text:style-name="P6"/>
      <text:p text:style-name="P6">Technology</text:p>
      <text:p text:style-name="P6">Still Unity deployed to PCs.</text:p>
      <text:p text:style-name="P6"/>
      <text:p text:style-name="P7">Risk List</text:p>
      <text:p text:style-name="P8"/>
      <text:list xml:id="list4874012165229210789" text:style-name="L2">
        <text:list-item>
          <text:p text:style-name="P13">I don't know how many resources at every tier of production I should make.</text:p>
          <text:list>
            <text:list-item>
              <text:p text:style-name="P13">I'll need to do some preliminary design work before I even begin coding, to see how various resource types might interact with each-other. The precise bag of resources I end up using will likely be informed by other needs, and is likely to be something I'll work on throughout the development cycle. I'll focus on designing something that has some possibly interesting properties and explore its consequences rather than try to solve this problem all at once.</text:p>
            </text:list-item>
          </text:list>
        </text:list-item>
        <text:list-item>
          <text:p text:style-name="P13">Adding additional resources, and additional societies to produce them, completely destroys the tentative balance of costs I've relied on up to this point.</text:p>
          <text:list>
            <text:list-item>
              <text:p text:style-name="P13">It was bound to happen at some point, wasn't it? Given that it's not clear that the original cost paradigm was good, I don't know how big of a loss that was. For now, I'll have to relinquish the sort of mathematically precise balance I've been looking for and try to stake out the big-picture. My design for this new paradigm ought to be looser, with the admission that this will lead to balance issues but that their resolution won't be a critical task until later in development. Broad strokes to begin with; I'll deal with the specifics later.</text:p>
            </text:list-item>
          </text:list>
        </text:list-item>
        <text:list-item>
          <text:p text:style-name="P13">I don't know if my resource tiers should be a pyramid (where raw materials are the most <text:soft-page-break/>diverse resource tier and diversity goes down as you go up) a column, an inverted pyramid, or some other paradigm.</text:p>
          <text:list>
            <text:list-item>
              <text:p text:style-name="P13">There's something to be said about the pyramid. The game already implements that sort of pyramidal structure in resource quantity, where large numbers of simpler societies are necessary to support a small number of complex ones. During my preliminary design period, I'll try and build a resource paradigm for each of these three models and see which one makes the most sense. My suspicion is that the normal pyramid's what I'm looking for, but we'll see how the early designs work.</text:p>
            </text:list-item>
          </text:list>
        </text:list-item>
        <text:list-item>
          <text:p text:style-name="P13">Adding too many resources could balloon complexity to such a degree that the game becomes unplayable.</text:p>
          <text:list>
            <text:list-item>
              <text:p text:style-name="P13">There are a number of ways I can address this problem. One is to make sure that every society produces a single resource, which will make it a lot easier to figure out how to produce a resource and where a given resource came from. Another is to enforce a sort of pattern on the needs of societies of higher complexity, so that all of the needs of societies on the same production tier follow the same logic. And establishing a more consistent logic between tiers will likely make it easier to reason about the tiers hollistically.</text:p>
            </text:list-item>
            <text:list-item>
              <text:p text:style-name="P13">Making sure to choose good names and fictional qualities for all of the resources and societies may also help players reason about the problem. For instance, having a light-industrial society called Textile Village that requires Food (green) and Cotton (white) and produces Clothing (blue) is a lot easier to reason about than a blue-producing village absorbing green and white.</text:p>
            </text:list-item>
          </text:list>
        </text:list-item>
        <text:list-item>
          <text:p text:style-name="P13">Adding too many resources could ruin the UX and make the game unusable.</text:p>
          <text:list>
            <text:list-item>
              <text:p text:style-name="P13">This will have the greatest effect on the highway permission UI. I can mitigate this by organizing resources by their tier and maintaining their color-coding. But that sort of division will only get me so far. It's very important, then, to keep the number of resources low, though how low they'll need to stay is something I'll test thoroughly with people who aren't me.</text:p>
            </text:list-item>
          </text:list>
        </text:list-item>
        <text:list-item>
          <text:p text:style-name="P13">Enforcing terrain restrictions on societies might severely limit the number of options players have and thus reduce player expressivity.</text:p>
          <text:list>
            <text:list-item>
              <text:p text:style-name="P13">I honestly have no idea how true this is. Limitations, after all, can breed creativity as much as hamper it. In my mind, terrain-based limitations primarily affect the production of raw resources. You need flatland to farm, forests to harvest lumber, mountains to gather metal, things like that. But higher-level societies might not have such restrictions. Terrain, then, informs what sorts of production you have available to you, but doesn't directly inform where higher-tier societies are placed. That's still left to the player to decide.</text:p>
            </text:list-item>
          </text:list>
        </text:list-item>
        <text:list-item>
          <text:p text:style-name="P13">It's not clear what effects terrain types are going to have on the structure of play.</text:p>
          <text:list>
            <text:list-item>
              <text:p text:style-name="P13">I'll start with terrain just affecting the placement of raw material producers and see how that feels. I might consider adding restrictions to complex society placement in certain places (cities cannot be built in forests, for example) or permit some limited terrain changes (turing forests into fields by chopping them down, fields into forests by regrowing the trees). But all of that will be secondary. Anchoring the raw production is the first step.</text:p>
            </text:list-item>
          </text:list>
        </text:list-item>
        <text:list-item>
          <text:p text:style-name="P13">Adding more resources makes ResourceDepot's storage paradigm more ridiculous.</text:p>
          <text:list>
            <text:list-item>
              <text:p text:style-name="P13">I can address that fairly simply by removing the per-resource capacity and setting a maximum capacity common across all resources. That might cause issues for particularly high-throughput ResourceDepots, but that's a problem to identify and address when it arises, not beforehand. That goes for this risk, as well. I'll keep an eye on it, but until it breaks something I ought not to fix it.</text:p>
            </text:list-item>
          </text:list>
        </text:list-item>
        <text:list-item>
          <text:p text:style-name="P13">I already don't have enough things to devote certain resources to, nor do I have sufficient niche protection as it stands. Adding more resources is only going to cause more productions <text:soft-page-break/>that do nothing (like blue) or that overlap too heavily (like yellow and white).</text:p>
          <text:list>
            <text:list-item>
              <text:p text:style-name="P13">Terrain might be a good vehicle for resource differentiation. For instance, players might be able to use some heavy industrial goods to chop forests down and turn them into fields, and might be able to use knowledge goods to rehabilitate fields into forests. That gives players a lot of expressivity and a lot of options, not to mention an incentive to reach more sophisticated societies in order to optimize their networks further. In the short-term, I can also just create resource dumps that aggregate consumed resources into some sort of score. That addresses problems with player motivation, as well, though in a lazy and heavy-handed way.</text:p>
            </text:list-item>
          </text:list>
        </text:list-item>
        <text:list-item>
          <text:p text:style-name="P13">It might be difficult to display the terrain of a MapNode in a clear and appealing manner without major changes to the display model of the game.</text:p>
          <text:list>
            <text:list-item>
              <text:p text:style-name="P13">The clearest way I can think of to display the terrain of a MapNode is to draw some sort of colored polygon around it. Ideally, the surface area of the map would be partitioned into sections defined by the positions of MapNodes, but figuring out how to do that dynamically might be quite challenging, and doing it manually quite frustrating. For starters I'll probably just draw a large square behind the MapNode and ensure sensible separation between them so they don't overlap. More advanced builds ought to have more advanced ways of drawing the regions.</text:p>
            </text:list-item>
          </text:list>
        </text:list-item>
        <text:list-item>
          <text:p text:style-name="P13">Adding more societies and more conditions is going to cause UIControl and SimulationControl to God Object into unmanageable proportions.</text:p>
          <text:list>
            <text:list-item>
              <text:p text:style-name="P13">Before I start adding features, I'll need to separate SimulationControl and UIControl into its constituent pieces. The separation will probably occur to the interface, implementation, and testing all at once, for both sides. That way, individual components of UIControl only couple to the individual components of SimulationControl that they need. I'll probably make that separation the first programming priority after I've worked through some of the preliminary design problems.</text:p>
            </text:list-item>
          </text:list>
        </text:list-item>
        <text:list-item>
          <text:p text:style-name="P13">I already lack good names for my resources. Adding more exacerbates that problem.</text:p>
          <text:list>
            <text:list-item>
              <text:p text:style-name="P13">Dividing resources into tiers helps that cause a bit. Probably names will be part of that preliminary design problem, as the fiction for resource transferral is critical to make it feel intuitive. I don't think there's any way of mitigating this problem other than to address it during the preliminary resource exchange design.</text:p>
            </text:list-item>
          </text:list>
        </text:list-item>
        <text:list-item>
          <text:p text:style-name="P13">Having more resources will make delicate balancing acts a lot harder to achieve, and it will become more difficult to ensure precise ratios of societies for stable configurations.</text:p>
          <text:list>
            <text:list-item>
              <text:p text:style-name="P13">The easiest solution would be to abandon these delicate balancing acts at all, to make it so that production and societies do not get by on thin margins given a certain map configuration. The point of the game being expressive is to permit nondiscrete degrees of success, to make optimization a worthwhile goal, so in that case early design precision isn't quite as important. I'll need to set aside delicate balances for other reasons anyways (just the difficulty of reasoning about more resources makes the task infeasible in the short-run) so perhaps worrying about balance isn't important at this stage in development.</text:p>
            </text:list-item>
          </text:list>
        </text:list-item>
        <text:list-item>
          <text:p text:style-name="P13">There is still no obvious motivation for advancing societies, and adding more difficulty to the process might make that lack of motivation a bigger problem.</text:p>
          <text:list>
            <text:list-item>
              <text:p text:style-name="P13">The short-term solution to this problem is to quantify the development and production of a region. I could keep track of score, giving players points based on the societies they've managed to create, with more complex societies providing more points. I could also create resource sinks that can measure a configuration's surplus production and calculate points based on that, as well. Neither of those solutions would be particularly hard to implement, and it would bring the game closer to having formal objectives, and it incentivizes the sort of optimization I'd like to see players perform.</text:p>
            </text:list-item>
          </text:list>
        </text:list-item>
        <text:list-item>
          <text:p text:style-name="P13">It's not clear how wants are going to play into a multi-resource paradigm. Do societies of the same tier share the same wants, or do they have different wants?</text:p>
          <text:list>
            <text:list-item>
              <text:p text:style-name="P13"><text:soft-page-break/>Having lower-tier societies share the same wants makes resources from higher-tier societies more valuable because they're more versatile. Given that terrain compositions will now place restrictions on raw resource production, there's a good chance that higher-level productions will become important for addressing resource shortages. That might cause me to change the way in which satisfied wants affect production, but it's definitely a consideration I should look into.</text:p>
            </text:list-item>
            <text:list-item>
              <text:p text:style-name="P13">Having shared wants also promotes a more pyramidal model for resource production, with a small number of highly versatile productions at the top and a larger number of more specialized productions towards the bottom. That makes other considerations easier.</text:p>
            </text:list-item>
          </text:list>
        </text:list-item>
      </text:list>
      <text:p text:style-name="P4"/>
      <text:p text:style-name="P9">Sprint Backlog</text:p>
      <text:p text:style-name="P1"/>
      <text:p text:style-name="P2">To Do</text:p>
      <text:p text:style-name="P2"/>
      <text:p text:style-name="P4">Critical (6 hours of work remaining, plus some likely large but unknown amount)</text:p>
      <text:list xml:id="list2473825751036047938" text:style-name="L3">
        <text:list-item>
          <text:p text:style-name="P14">Establish the notion of terrain types in MapNodes that can be modified at runtime, and establish some rudimentary way of displaying these terrain types to the player.</text:p>
          <text:list>
            <text:list-item>
              <text:p text:style-name="P14">Estimated 1 hour to complete.</text:p>
            </text:list-item>
          </text:list>
        </text:list-item>
        <text:list-item>
          <text:p text:style-name="P14">Separate the interface, tests, and implementation of SimulationControl into some number of smaller, constituent modules of behavior.</text:p>
          <text:list>
            <text:list-item>
              <text:p text:style-name="P14">Estimated 3 hours to complete.</text:p>
            </text:list-item>
          </text:list>
        </text:list-item>
        <text:list-item>
          <text:p text:style-name="P14">Replace the implementation of UIControl with the Chain of Responsibility pattern on each type of UISummary and separate its current code into a collection of more decoupled modules.</text:p>
          <text:list>
            <text:list-item>
              <text:p text:style-name="P14">Estimated 2 hours to complete.</text:p>
            </text:list-item>
          </text:list>
        </text:list-item>
        <text:list-item>
          <text:p text:style-name="P14">Implement the requirements of the most promising resource and society paradigm</text:p>
          <text:list>
            <text:list-item>
              <text:p text:style-name="P14">This is a placeholder intended to be split into constituent tasks once its prerequisite task is complete.</text:p>
            </text:list-item>
          </text:list>
        </text:list-item>
        <text:list-item>
          <text:p text:style-name="P14">Test the behaviour of the most promising resource and society paradigm</text:p>
          <text:list>
            <text:list-item>
              <text:p text:style-name="P14">This is a placeholder intended to be split into constituent tasks once its prerequisite task is complete.</text:p>
            </text:list-item>
          </text:list>
        </text:list-item>
      </text:list>
      <text:p text:style-name="P4"/>
      <text:p text:style-name="P4">Important (6 1/2 hours of work remaining)</text:p>
      <text:list xml:id="list5412048018457111042" text:style-name="L4">
        <text:list-item>
          <text:p text:style-name="P15">Add a ScoreTracker that measures the total development of a player's configuration and generates a score based on how complex it is.</text:p>
          <text:list>
            <text:list-item>
              <text:p text:style-name="P15">Estimated 1 hour to complete.</text:p>
            </text:list-item>
          </text:list>
        </text:list-item>
        <text:list-item>
          <text:p text:style-name="P15">Modify HighwayDisplay so that it groups resources by their tier.</text:p>
          <text:list>
            <text:list-item>
              <text:p text:style-name="P15">Estimated 30 minutes to complete.</text:p>
            </text:list-item>
          </text:list>
        </text:list-item>
        <text:list-item>
          <text:p text:style-name="P15">Add a ResourceSink that consumes resources and makes some measure of the number and types of resources consumed.</text:p>
          <text:list>
            <text:list-item>
              <text:p text:style-name="P15">Estimated 1 hour to complete.</text:p>
            </text:list-item>
          </text:list>
        </text:list-item>
        <text:list-item>
          <text:p text:style-name="P15">Build a BlobAlignmentStrategy that keeps blobs of the same type in a cohesive group without causing unintelligible patterns of movement.</text:p>
          <text:list>
            <text:list-item>
              <text:p text:style-name="P15">Estimated 2 hours to complete.</text:p>
            </text:list-item>
          </text:list>
        </text:list-item>
        <text:list-item>
          <text:p text:style-name="P15">Fix some of the performance issues that seem to have arisen around the creation of BlobHighways and HighwayManagers.</text:p>
          <text:list>
            <text:list-item>
              <text:p text:style-name="P15">Estimated 2 hours to complete.</text:p>
            </text:list-item>
          </text:list>
        </text:list-item>
      </text:list>
      <text:p text:style-name="P4"/>
      <text:p text:style-name="P4">Desirable (9 1/2 hours of work remaining)</text:p>
      <text:list xml:id="list8599944180952762343" text:style-name="L5">
        <text:list-item>
          <text:p text:style-name="P16">Rework ResourceDepot so that it does not store resources by type and has an upper limit to its contents independent of the number of resource types.</text:p>
          <text:list>
            <text:list-item>
              <text:p text:style-name="P16">Estimated 30 minutes to complete.</text:p>
            </text:list-item>
          </text:list>
        </text:list-item>
        <text:list-item>
          <text:p text:style-name="P16">Figure out how to sensibly partition the display area of the map into regions defined by the placement of MapNodes.</text:p>
          <text:list>
            <text:list-item>
              <text:p text:style-name="P16">Estimated 8 hours to complete.</text:p>
            </text:list-item>
          </text:list>
        </text:list-item>
        <text:list-item>
          <text:p text:style-name="P16">Design a UI that indicates on the world map whether a Society has its needs satisfied and how close it is to descending if its needs are unsatisfied.</text:p>
          <text:list>
            <text:list-item>
              <text:p text:style-name="P16">Estimated 1 hour to complete.</text:p>
            </text:list-item>
          </text:list>
        </text:list-item>
      </text:list>
      <text:p text:style-name="P2"/>
      <text:p text:style-name="P10">In Progress</text:p>
      <text:p text:style-name="P2"/>
      <text:p text:style-name="P4">Critical</text:p>
      <text:list xml:id="list35747201" text:continue-list="list2473825751036047938" text:style-name="L3">
        <text:list-item text:start-value="1">
          <text:p text:style-name="P14"><text:s/></text:p>
        </text:list-item>
      </text:list>
      <text:p text:style-name="P4"/>
      <text:p text:style-name="P4">Important</text:p>
      <text:list xml:id="list2398072711083524051" text:style-name="L6">
        <text:list-item>
          <text:p text:style-name="P17"/>
        </text:list-item>
      </text:list>
      <text:p text:style-name="P4"/>
      <text:p text:style-name="P4">Desirable</text:p>
      <text:list xml:id="list5643609469099436192" text:style-name="L7">
        <text:list-item>
          <text:p text:style-name="P12"/>
        </text:list-item>
      </text:list>
      <text:p text:style-name="P2"/>
      <text:p text:style-name="P4"/>
      <text:p text:style-name="P4"/>
      <text:p text:style-name="P10">Completed</text:p>
      <text:p text:style-name="P2"/>
      <text:p text:style-name="P4">Critical</text:p>
      <text:list xml:id="list35768161" text:continue-list="list35747201" text:style-name="L3">
        <text:list-item text:start-value="1">
          <text:p text:style-name="P14"><text:s/>Sketch out a few different resource need, want, and production paradigms whose resource types are bottom-heavy, top-heavy, and evenly distributed.</text:p>
          <text:list>
            <text:list-item>
              <text:p text:style-name="P14">Estimated 5 hours to complete.</text:p>
            </text:list-item>
            <text:list-item>
              <text:p text:style-name="P14">Took 2 1/2 hours to complete.</text:p>
            </text:list-item>
          </text:list>
        </text:list-item>
      </text:list>
      <text:p text:style-name="P4"/>
      <text:p text:style-name="P4">Important</text:p>
      <text:list xml:id="list513984053623341270" text:style-name="L8">
        <text:list-item>
          <text:p text:style-name="P18"/>
        </text:list-item>
      </text:list>
      <text:p text:style-name="P4"/>
      <text:p text:style-name="P4">Desirable</text:p>
      <text:list xml:id="list278641680214171716" text:style-name="L9">
        <text:list-item>
          <text:p text:style-name="P19"/>
        </text:list-item>
      </text:list>
      <text:p text:style-name="P4"/>
      <text:p text:style-name="P10">Abandoned</text:p>
      <text:p text:style-name="P2"/>
      <text:p text:style-name="P4">Critical ( hours of work remaining)</text:p>
      <text:list xml:id="list35774798" text:continue-list="list35768161" text:style-name="L3">
        <text:list-item text:start-value="1">
          <text:p text:style-name="P14"><text:s/></text:p>
        </text:list-item>
      </text:list>
      <text:p text:style-name="P4"/>
      <text:p text:style-name="P4">Important ( hours of work remaining)</text:p>
      <text:list xml:id="list2633040980858872384" text:style-name="L10">
        <text:list-item>
          <text:p text:style-name="P20"/>
        </text:list-item>
      </text:list>
      <text:p text:style-name="P4"/>
      <text:p text:style-name="P4">Desirable ( hours of work remaining)</text:p>
      <text:list xml:id="list3729293061491220063" text:style-name="L11">
        <text:list-item>
          <text:p text:style-name="P21"/>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2M3S</meta:editing-duration>
    <meta:editing-cycles>12</meta:editing-cycles>
    <meta:generator>OpenOffice/4.1.1$Win32 OpenOffice.org_project/411m6$Build-9775</meta:generator>
    <dc:date>2017-05-01T15:57:38.77</dc:date>
    <meta:document-statistic meta:table-count="0" meta:image-count="0" meta:object-count="0" meta:page-count="8" meta:paragraph-count="95" meta:word-count="2435" meta:character-count="14655"/>
    <meta:user-defined meta:name="Info 1"/>
    <meta:user-defined meta:name="Info 2"/>
    <meta:user-defined meta:name="Info 3"/>
    <meta:user-defined meta:name="Info 4"/>
  </office:meta>
</office:document-meta>
</file>